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fo:color="#000000"/>
    </style:style>
    <style:style style:name="T4" style:family="text">
      <style:text-properties fo:font-size="12.00pt" fo:font-weight="bold" fo:font-family="'Liberation Serif'" style:font-family-asian="'Liberation Serif'" style:font-family-complex="'Liberation Serif'" fo:background-color="transparent" fo:color="#000000" fo:font-style="italic"/>
    </style:style>
    <style:style style:name="T5" style:family="text">
      <style:text-properties fo:font-size="12.00pt" fo:font-weight="normal" fo:font-family="'Liberation Serif'" style:font-family-asian="'Liberation Serif'" style:font-family-complex="'Liberation Serif'" fo:background-color="transparent" fo:color="#000000"/>
    </style:style>
    <style:style style:name="T6" style:family="text">
      <style:text-properties fo:font-size="12.00pt" fo:font-weight="bold" fo:font-family="'Liberation Serif'" style:font-family-asian="'Liberation Serif'" style:font-family-complex="'Liberation Serif'" fo:background-color="transparent" fo:color="#000000"/>
    </style:style>
    <style:style style:name="T7" style:family="text">
      <style:text-properties fo:font-size="12.00pt" fo:font-weight="normal" fo:font-family="'Liberation Serif'" style:font-family-asian="'Liberation Serif'" style:font-family-complex="'Liberation Serif'" fo:background-color="transparent" fo:color="#000000"/>
    </style:style>
    <style:style style:name="T8" style:family="text">
      <style:text-properties fo:font-size="12.00pt" fo:font-weight="bold" fo:font-family="'Liberation Serif'" style:font-family-asian="'Liberation Serif'" style:font-family-complex="'Liberation Serif'" fo:background-color="transparent" fo:color="#000000" fo:font-style="italic"/>
    </style:style>
    <style:style style:name="T9" style:family="text">
      <style:text-properties fo:font-size="12.00pt" fo:font-weight="normal" fo:font-family="'Liberation Serif'" style:font-family-asian="'Liberation Serif'" style:font-family-complex="'Liberation Serif'" fo:background-color="transparent" fo:color="#000000"/>
    </style:style>
    <style:style style:name="T10" style:family="text">
      <style:text-properties fo:font-size="12.00pt" fo:font-weight="bold" fo:font-family="'Liberation Serif'" style:font-family-asian="'Liberation Serif'" style:font-family-complex="'Liberation Serif'" fo:background-color="transparent" fo:color="#000000"/>
    </style:style>
    <style:style style:name="T11" style:family="text">
      <style:text-properties fo:font-size="12.00pt" fo:font-weight="normal" fo:font-family="'Liberation Serif'" style:font-family-asian="'Liberation Serif'" style:font-family-complex="'Liberation Serif'" fo:background-color="transparent" fo:color="#000000"/>
    </style:style>
    <style:style style:name="T12" style:family="text">
      <style:text-properties fo:font-size="12.00pt" fo:font-weight="bold" fo:font-family="'Liberation Serif'" style:font-family-asian="'Liberation Serif'" style:font-family-complex="'Liberation Serif'" fo:background-color="transparent" fo:color="#000000" fo:font-style="italic"/>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2.00pt" fo:font-weight="bold" fo:font-family="'Liberation Serif'" style:font-family-asian="'Liberation Serif'" style:font-family-complex="'Liberation Serif'" fo:background-color="transparent" fo:color="#000000"/>
    </style:style>
    <style:style style:name="T15" style:family="text">
      <style:text-properties fo:font-size="12.00pt" fo:font-weight="normal" fo:font-family="'Liberation Serif'" style:font-family-asian="'Liberation Serif'" style:font-family-complex="'Liberation Serif'" fo:background-color="transparent" fo:color="#000000"/>
    </style:style>
    <style:style style:name="T16" style:family="text">
      <style:text-properties fo:font-size="12.00pt" fo:font-weight="bold" fo:font-family="'Liberation Serif'" style:font-family-asian="'Liberation Serif'" style:font-family-complex="'Liberation Serif'" fo:background-color="transparent" fo:color="#000000"/>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2.00pt" fo:font-weight="bold" fo:font-family="'Liberation Serif'" style:font-family-asian="'Liberation Serif'" style:font-family-complex="'Liberation Serif'" fo:background-color="transparent" fo:color="#000000"/>
    </style:style>
    <style:style style:name="T19" style:family="text">
      <style:text-properties fo:font-size="12.00pt" fo:font-weight="normal" fo:font-family="'Liberation Serif'" style:font-family-asian="'Liberation Serif'" style:font-family-complex="'Liberation Serif'" fo:background-color="transparent" fo:color="#000000"/>
    </style:style>
    <style:style style:name="T20" style:family="text">
      <style:text-properties fo:font-size="12.00pt" fo:font-weight="bold" fo:font-family="'Liberation Serif'" style:font-family-asian="'Liberation Serif'" style:font-family-complex="'Liberation Serif'" fo:background-color="transparent" fo:color="#000000"/>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bold" fo:font-family="'Liberation Serif'" style:font-family-asian="'Liberation Serif'" style:font-family-complex="'Liberation Serif'" fo:background-color="transparent" fo:color="#0000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bold" fo:font-family="'Liberation Serif'" style:font-family-asian="'Liberation Serif'" style:font-family-complex="'Liberation Serif'" fo:background-color="transparent" fo:color="#000000" fo:font-style="italic"/>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bold" fo:font-family="'Liberation Serif'" style:font-family-asian="'Liberation Serif'" style:font-family-complex="'Liberation Serif'" fo:background-color="transparent" fo:color="#0000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2.00pt" fo:font-weight="bold" fo:font-family="'Liberation Serif'" style:font-family-asian="'Liberation Serif'" style:font-family-complex="'Liberation Serif'" fo:background-color="transparent" fo:color="#000000" fo:font-style="italic"/>
    </style:style>
    <style:style style:name="T29" style:family="text">
      <style:text-properties fo:font-size="12.00pt" fo:font-weight="normal" fo:font-family="'Liberation Serif'" style:font-family-asian="'Liberation Serif'" style:font-family-complex="'Liberation Serif'" fo:background-color="transparent" fo:color="#000000"/>
    </style:style>
    <style:style style:name="T30" style:family="text">
      <style:text-properties fo:font-size="12.00pt" fo:font-weight="normal" fo:font-family="'Liberation Serif'" style:font-family-asian="'Liberation Serif'" style:font-family-complex="'Liberation Serif'" fo:background-color="transparent" fo:color="#000000"/>
    </style:style>
    <style:style style:name="T31" style:family="text">
      <style:text-properties fo:font-size="12.00pt" fo:font-weight="bold" fo:font-family="'Liberation Serif'" style:font-family-asian="'Liberation Serif'" style:font-family-complex="'Liberation Serif'" fo:background-color="transparent" fo:color="#000000"/>
    </style:style>
    <style:style style:name="P1" style:family="paragraph">
      <style:paragraph-properties fo:line-height="100.00%" fo:text-align="left"/>
    </style:style>
  </office:automatic-styles>
  <office:body>
    <office:text>
      <text:p text:style-name="P1"><text:span text:style-name="T1">My Rust class Note:</text:span></text:p>
      <text:p text:style-name="P1"><text:span text:style-name="T2"/></text:p>
      <text:p text:style-name="P1"><text:span text:style-name="T3">1.<text:s/></text:span><text:span text:style-name="T4">cargo new &lt;folder name&gt;<text:s/></text:span><text:span text:style-name="T5">This create a new folder including the cargo component (Cargo.toml)</text:span></text:p>
      <text:p text:style-name="P1"><text:span text:style-name="T6">2.</text:span><text:span text:style-name="T7"><text:s/></text:span><text:span text:style-name="T8">cargo run<text:s/></text:span><text:span text:style-name="T9"><text:s/>this will run the program</text:span></text:p>
      <text:p text:style-name="P1"><text:span text:style-name="T10">3. #![allow(non_snake_case)]<text:s/></text:span><text:span text:style-name="T11">This will allow you to have uppercase in your identifier. Must be included at the beginning of the script (at line 1).</text:span></text:p>
      <text:p text:style-name="P1"><text:span text:style-name="T11">4.<text:s/></text:span><text:span text:style-name="T12">rustfmt &lt;source file name&gt;<text:s/></text:span><text:span text:style-name="T13">This will automatically format the source file</text:span></text:p>
      <text:p text:style-name="P1"><text:span text:style-name="T13">5. meaning on<text:s/></text:span><text:span text:style-name="T14">.toml</text:span><text:span text:style-name="T15"><text:s/>is<text:s/></text:span><text:span text:style-name="T16">T:<text:s/></text:span><text:span text:style-name="T17">Tom<text:s/></text:span><text:span text:style-name="T18">O:</text:span><text:span text:style-name="T19"><text:s/>Obvious<text:s/></text:span><text:span text:style-name="T20">M:</text:span><text:span text:style-name="T21"><text:s/>Minimal<text:s/></text:span><text:span text:style-name="T22">L:</text:span><text:span text:style-name="T23"><text:s/>Language</text:span></text:p>
      <text:p text:style-name="P1"><text:span text:style-name="T23">6.<text:s/></text:span><text:span text:style-name="T24">cargo build :<text:s/></text:span><text:span text:style-name="T25">This will compile annn the code and setup all the dependancies and do all needed to get an<text:s/></text:span><text:span text:style-name="T26">.exe<text:s/></text:span><text:span text:style-name="T27">file.</text:span></text:p>
      <text:p text:style-name="P1"><text:span text:style-name="T27">7.<text:s text:c="2"/></text:span><text:span text:style-name="T28">cargo check<text:s/></text:span><text:span text:style-name="T29">This will check if the code is able to compile without compiling it.</text:span></text:p>
      <text:p text:style-name="P1"><text:span text:style-name="T29">8. Rust is a statically and strongly type programming language. Meaning that when you define a variable it is going to be given a type. You can explicitly define the type for the vaiaable or you can allow the compiler to implicitly determine the variable type</text:span></text:p>
      <text:p text:style-name="P1"><text:span text:style-name="T29">9. Immutable variable is<text:s text:c="2"/>variable that the value can not be changed. just like a constant</text:span></text:p>
      <text:p text:style-name="P1"><text:span text:style-name="T29">10. Name shadowing is a concept in programming where a variable with a certain name is declared in an inner scope, which has the same name as a variable declared in an outer scope. This new variable "shadows" the outer variable and becomes the one used in the inner scope. In Rust, name shadowing is allowed and can be done using the let keyword.</text:span><text:span text:style-name="T30"/></text:p>
      <text:p text:style-name="P1"><text:span text:style-name="T31"><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